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Unicode MS" svg:font-family="'Arial Unicode MS'"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office:font-face-decls>
  <office:automatic-styles>
    <style:style style:name="P1" style:family="paragraph" style:parent-style-name="Heading_20_2" style:master-page-name="">
      <loext:graphic-properties draw:fill="none"/>
      <style:paragraph-properties fo:margin-left="0in" fo:margin-right="0in" fo:margin-top="0.139in" fo:margin-bottom="0.0835in" loext:contextual-spacing="false" fo:text-align="start" style:justify-single-word="false" fo:text-indent="0in" style:auto-text-indent="false" style:page-number="auto" fo:background-color="transparent" fo:keep-with-next="always">
        <style:tab-stops>
          <style:tab-stop style:position="5.6874in"/>
          <style:tab-stop style:position="6.0626in"/>
        </style:tab-stops>
      </style:paragraph-properties>
      <style:text-properties style:font-name="Liberation Sans" officeooo:paragraph-rsid="001a6d66"/>
    </style:style>
    <style:style style:name="P2" style:family="paragraph" style:parent-style-name="Heading_20_2">
      <loext:graphic-properties draw:fill="none"/>
      <style:paragraph-properties fo:margin-left="0in" fo:margin-right="0in" fo:margin-top="0.139in" fo:margin-bottom="0.0835in" loext:contextual-spacing="false" fo:text-align="justify" style:justify-single-word="false" fo:text-indent="0in" style:auto-text-indent="false" fo:background-color="transparent">
        <style:tab-stops>
          <style:tab-stop style:position="5.6874in"/>
          <style:tab-stop style:position="6.0626in"/>
        </style:tab-stops>
      </style:paragraph-properties>
      <style:text-properties style:font-name="Liberation Sans" officeooo:paragraph-rsid="001a6d66"/>
    </style:style>
    <style:style style:name="P3" style:family="paragraph" style:parent-style-name="Heading_20_2" style:master-page-name="">
      <loext:graphic-properties draw:fill="none"/>
      <style:paragraph-properties fo:margin-left="0in" fo:margin-right="0in" fo:margin-top="0.139in" fo:margin-bottom="0.0835in" loext:contextual-spacing="false" fo:text-align="start" style:justify-single-word="false" fo:text-indent="0in" style:auto-text-indent="false" style:page-number="auto" fo:background-color="transparent" fo:keep-with-next="always">
        <style:tab-stops>
          <style:tab-stop style:position="5.6874in"/>
          <style:tab-stop style:position="6.0626in"/>
        </style:tab-stops>
      </style:paragraph-properties>
      <style:text-properties style:font-name="Liberation Sans" officeooo:paragraph-rsid="001a6d66"/>
    </style:style>
    <style:style style:name="P4" style:family="paragraph" style:parent-style-name="Heading_20_2" style:master-page-name="">
      <loext:graphic-properties draw:fill="none"/>
      <style:paragraph-properties fo:margin-left="0in" fo:margin-right="0in" fo:margin-top="0.139in" fo:margin-bottom="0.0835in" loext:contextual-spacing="false" fo:text-indent="0in" style:auto-text-indent="false" style:page-number="auto" fo:background-color="transparent" fo:keep-with-next="always">
        <style:tab-stops>
          <style:tab-stop style:position="3.7535in"/>
          <style:tab-stop style:position="5.0346in"/>
        </style:tab-stops>
      </style:paragraph-properties>
      <style:text-properties style:font-name="Liberation Sans" officeooo:paragraph-rsid="001a6d66"/>
    </style:style>
    <style:style style:name="P5" style:family="paragraph" style:parent-style-name="Heading_20_2" style:master-page-name="">
      <loext:graphic-properties draw:fill="none"/>
      <style:paragraph-properties fo:margin-left="0in" fo:margin-right="1.0618in" fo:margin-top="0.139in" fo:margin-bottom="0.0835in" loext:contextual-spacing="false" fo:text-align="justify" style:justify-single-word="false" fo:text-indent="0in" style:auto-text-indent="false" style:page-number="auto" fo:background-color="transparent" fo:keep-with-next="always">
        <style:tab-stops>
          <style:tab-stop style:position="5.6874in"/>
          <style:tab-stop style:position="6.0626in"/>
        </style:tab-stops>
      </style:paragraph-properties>
      <style:text-properties style:font-name="Liberation Sans" officeooo:paragraph-rsid="001a6d66"/>
    </style:style>
    <style:style style:name="P6" style:family="paragraph" style:parent-style-name="Text_20_body" style:master-page-name="">
      <loext:graphic-properties draw:fill="none"/>
      <style:paragraph-properties fo:margin-left="0in" fo:margin-right="1.0618in" fo:margin-top="0in" fo:margin-bottom="0.0972in" loext:contextual-spacing="false" fo:line-height="120%" fo:text-align="justify" style:justify-single-word="false" fo:text-indent="0in" style:auto-text-indent="false" style:page-number="auto" fo:background-color="transparent"/>
      <style:text-properties style:font-name="Liberation Sans"/>
    </style:style>
    <style:style style:name="P7" style:family="paragraph" style:parent-style-name="Standard">
      <loext:graphic-properties draw:fill="none"/>
      <style:paragraph-properties fo:margin-left="0in" fo:margin-right="0in" fo:margin-top="0.139in" fo:margin-bottom="0.0835in" loext:contextual-spacing="false" fo:text-indent="0in" style:auto-text-indent="false" fo:background-color="transparent">
        <style:tab-stops>
          <style:tab-stop style:position="4.1291in"/>
          <style:tab-stop style:position="5.0346in"/>
        </style:tab-stops>
      </style:paragraph-properties>
      <style:text-properties style:font-name="Liberation Sans" officeooo:paragraph-rsid="00182c41"/>
    </style:style>
    <style:style style:name="P8" style:family="paragraph" style:parent-style-name="Standard">
      <loext:graphic-properties draw:fill="none"/>
      <style:paragraph-properties fo:margin-left="0in" fo:margin-right="0in" fo:margin-top="0.139in" fo:margin-bottom="0.0835in" loext:contextual-spacing="false" fo:text-indent="0in" style:auto-text-indent="false" fo:background-color="transparent">
        <style:tab-stops>
          <style:tab-stop style:position="4.1291in"/>
          <style:tab-stop style:position="5.0346in"/>
        </style:tab-stops>
      </style:paragraph-properties>
      <style:text-properties style:font-name="Liberation Sans" officeooo:paragraph-rsid="001a6d66"/>
    </style:style>
    <style:style style:name="T1" style:family="text">
      <style:text-properties officeooo:rsid="00069d63"/>
    </style:style>
    <style:style style:name="T2" style:family="text">
      <style:text-properties fo:font-size="18pt" fo:font-weight="bold" officeooo:rsid="0008bd97" style:font-size-asian="18pt" style:font-weight-asian="bold" style:font-size-complex="18pt" style:font-weight-complex="bold"/>
    </style:style>
    <style:style style:name="T3" style:family="text">
      <style:text-properties fo:font-size="18pt" fo:font-weight="bold" officeooo:rsid="00069d63" style:font-size-asian="18pt" style:font-weight-asian="bold" style:font-size-complex="18pt" style:font-weight-complex="bold"/>
    </style:style>
    <style:style style:name="T4" style:family="text">
      <style:text-properties fo:font-size="18pt" fo:font-weight="bold" officeooo:rsid="001a6d66" style:font-size-asian="18pt" style:font-weight-asian="bold" style:font-size-complex="18pt" style:font-weight-complex="bold"/>
    </style:style>
    <style:style style:name="T5" style:family="text">
      <style:text-properties fo:font-size="14pt" fo:font-weight="normal" officeooo:rsid="00069d63" style:font-size-asian="14pt" style:font-weight-asian="normal" style:font-size-complex="14pt" style:font-weight-complex="normal"/>
    </style:style>
    <style:style style:name="T6" style:family="text">
      <style:text-properties fo:font-size="14pt" fo:font-weight="normal" officeooo:rsid="001a6d66" style:font-size-asian="14pt" style:font-weight-asian="normal" style:font-size-complex="14pt" style:font-weight-complex="normal"/>
    </style:style>
    <style:style style:name="T7" style:family="text">
      <style:text-properties fo:font-size="12pt" fo:font-weight="bold" officeooo:rsid="0008bd97" style:font-size-asian="12pt" style:font-weight-asian="bold" style:font-size-complex="12pt" style:font-weight-complex="bold"/>
    </style:style>
    <style:style style:name="T8" style:family="text">
      <style:text-properties fo:font-size="12pt" fo:font-weight="bold" officeooo:rsid="00069d63" style:font-size-asian="12pt" style:font-weight-asian="bold" style:font-size-complex="12pt" style:font-weight-complex="bold"/>
    </style:style>
    <style:style style:name="T9" style:family="text">
      <style:text-properties fo:font-size="12pt" fo:font-weight="bold" officeooo:rsid="001a6d66" style:font-size-asian="12pt" style:font-weight-asian="bold" style:font-size-complex="12pt" style:font-weight-complex="bold"/>
    </style:style>
    <style:style style:name="T10" style:family="text">
      <style:text-properties fo:font-size="12pt" fo:font-weight="bold" officeooo:rsid="00182c41" style:font-size-asian="12pt" style:font-weight-asian="bold" style:font-size-complex="12pt" style:font-weight-complex="bold"/>
    </style:style>
    <style:style style:name="T11" style:family="text">
      <style:text-properties fo:font-size="12pt" fo:font-weight="normal" officeooo:rsid="00182c41" style:font-size-asian="12pt" style:font-weight-asian="normal" style:font-size-complex="12pt" style:font-weight-complex="normal"/>
    </style:style>
    <style:style style:name="T12" style:family="text">
      <style:text-properties fo:font-size="12pt" fo:font-weight="normal" officeooo:rsid="001a6d66" style:font-size-asian="12pt" style:font-weight-asian="normal" style:font-size-complex="12pt" style:font-weight-complex="normal"/>
    </style:style>
    <style:style style:name="T13" style:family="text">
      <style:text-properties fo:color="#000000" style:text-outline="false" style:text-line-through-style="none" style:text-line-through-type="none" fo:font-size="12pt" fo:font-style="normal" fo:text-shadow="none" style:text-underline-style="none" fo:font-weight="normal" officeooo:rsid="00182c41" style:font-size-asian="12pt" style:font-style-asian="normal" style:font-weight-asian="normal" style:font-size-complex="12pt" style:font-weight-complex="normal" style:text-emphasize="none"/>
    </style:style>
    <style:style style:name="T14" style:family="text">
      <style:text-properties fo:color="#000000" style:text-outline="false" style:text-line-through-style="none" style:text-line-through-type="none" fo:font-size="12pt" fo:font-style="normal" fo:text-shadow="none" style:text-underline-style="none" fo:font-weight="normal" style:font-size-asian="12pt" style:font-style-asian="normal" style:font-weight-asian="normal" style:text-emphasize="none"/>
    </style:style>
    <style:style style:name="T15" style:family="text">
      <style:text-properties style:font-name="Liberation Sans"/>
    </style:style>
    <style:style style:name="T16" style:family="text">
      <style:text-properties fo:font-size="6pt" fo:font-weight="normal" officeooo:rsid="001a6d66" style:font-size-asian="5.25pt" style:font-weight-asian="normal" style:font-size-complex="6pt" style:font-weight-complex="normal"/>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 text:outline-level="2"><text:span text:style-name="T1">Trooper Red 'N' Black<text:tab/></text:span><text:span text:style-name="T5">33cl – </text:span><text:span text:style-name="T6">8.5 %</text:span><text:span text:style-name="T1"><text:tab/></text:span><text:span text:style-name="T2">6.5 .-<text:line-break/></text:span><text:span text:style-name="T7">Robinsons Brewery </text:span><text:span text:style-name="T8">(UK) </text:span><text:span text:style-name="T11">Porter, Ale, Noire<text:line-break/><text:line-break/></text:span><text:span text:style-name="T13">Lorem ipsum dolor sit amet, consectetur adipiscing elit. Donec tellus ipsum, </text:span><text:span text:style-name="T14">sollicitudin at metus ultrices, vestibulum feugiat lectus. Integer gravida ultrices est, vel euismod dolor cursus non. Mauris varius, est sit amet vestibulum vehicula, ipsum diam pulvinar est, eget facilisis turpis ante non neque.</text:span></text:h>
      <text:p text:style-name="P8"><text:span text:style-name="T11"/></text:p>
      <text:h text:style-name="P1" text:outline-level="2"><text:span text:style-name="T3">Trooper Red 'N' Black<text:tab/><text:tab/></text:span><text:span text:style-name="T2">6.5 .-<text:line-break/></text:span><text:span text:style-name="T7">Robinsons Brewery </text:span><text:span text:style-name="T8">(UK) </text:span><text:span text:style-name="T11">Porter, Ale, Noire<text:tab/></text:span><text:span text:style-name="T12">33 cl – 8.5 %</text:span></text:h>
      <text:h text:style-name="P2" text:outline-level="2"><text:span text:style-name="T13">Lorem ipsum dolor sit amet, consectetur adipiscing elit. Donec tellus ipsum, sollicitudin at metus ultrices, vestibulum feugiat lectus. Integer gravida ultrices est, vel euismod dolor cursus non. Mauris varius, est sit amet vestibulum vehicula, ipsum diam pulvinar est, eget facilisis turpis ante non neque.</text:span></text:h>
      <text:h text:style-name="P1" text:outline-level="2"><text:span text:style-name="T3">Black </text:span><text:span text:style-name="T4">Hammer</text:span><text:span text:style-name="T3"><text:tab/><text:tab/></text:span><text:span text:style-name="T2">6.5 .-<text:line-break/></text:span><text:span text:style-name="T7">Brew</text:span><text:span text:style-name="T9">dog </text:span><text:span text:style-name="T8">(UK) </text:span><text:span text:style-name="T12">IPA</text:span><text:span text:style-name="T11">, Noire<text:tab/></text:span><text:span text:style-name="T12">33 cl – 8.5 %</text:span></text:h>
      <text:h text:style-name="P2" text:outline-level="2"><text:span text:style-name="T13">Lorem ipsum dolor sit amet, consectetur adipiscing elit. Donec tellus ipsum, sollicitudin at metus ultrices, vestibulum feugiat lectus. Integer gravida ultrices est, vel euismod dolor cursus non. Mauris varius, est sit amet vestibulum vehicula, ipsum diam pulvinar est, eget facilisis turpis ante non neque.</text:span></text:h>
      <text:h text:style-name="P1" text:outline-level="2"><text:span text:style-name="T3">Trooper Red 'N' Black<text:tab/><text:tab/></text:span><text:span text:style-name="T2">6.5 .-<text:line-break/></text:span><text:span text:style-name="T7">Robinsons Brewery </text:span><text:span text:style-name="T8">(UK) </text:span><text:span text:style-name="T11">Porter, Ale, Noire<text:tab/></text:span><text:span text:style-name="T12">33 cl – 8.5 %</text:span></text:h>
      <text:h text:style-name="P5" text:outline-level="2"><text:span text:style-name="T13">Lorem ipsum dolor sit amet, consectetur adipiscing elit. Donec tellus ipsum, sollicitudin at metus ultrices, vestibulum feugiat lectus. Integer gravida ultrices est, vel euismod dolor cursus non. Mauris varius, est sit amet vestibulum vehicula, ipsum diam pulvinar est, eget facilisis turpis ante non neque.</text:span></text:h>
      <text:h text:style-name="P1" text:outline-level="2"><text:span text:style-name="T4">Black Hammer</text:span><text:span text:style-name="T3"><text:tab/><text:tab/></text:span><text:span text:style-name="T2">6.5 .-<text:line-break/></text:span><text:span text:style-name="T7">Brew</text:span><text:span text:style-name="T9">dog</text:span><text:span text:style-name="T7"> </text:span><text:span text:style-name="T8">(UK) </text:span><text:span text:style-name="T12">IPA</text:span><text:span text:style-name="T11">, Noire<text:tab/></text:span><text:span text:style-name="T12">33 cl – 8.5 %</text:span></text:h>
      <text:p text:style-name="P6">Lorem ipsum dolor sit amet, consectetur adipiscing elit. Donec tellus ipsum, sollicitudin at metus ultrices, vestibulum feugiat lectus. Integer gravida ultrices est, vel euismod dolor cursus non. Mauris varius, est sit amet vestibulum vehicula, ipsum diam pulvinar est, eget facilisis turpis ante non neque.</text:p>
      <text:h text:style-name="P1" text:outline-level="2"><text:span text:style-name="T3">Trooper Red 'N' Black<text:tab/><text:tab/></text:span><text:span text:style-name="T2">6.5 .-<text:line-break/></text:span><text:span text:style-name="T7">Robinsons Brewery </text:span><text:span text:style-name="T8">(UK) </text:span><text:span text:style-name="T11">Porter, Noire<text:tab/></text:span><text:span text:style-name="T12">33 cl – 8.5 %</text:span></text:h>
      <text:h text:style-name="P1" text:outline-level="2"><text:span text:style-name="T4">Black Hammer</text:span><text:span text:style-name="T3"><text:tab/><text:tab/></text:span><text:span text:style-name="T2">6.5 .-<text:line-break/></text:span><text:span text:style-name="T7">Robinsons Brewery </text:span><text:span text:style-name="T8">(UK) </text:span><text:span text:style-name="T12">IPA</text:span><text:span text:style-name="T11">, Noire<text:tab/></text:span><text:span text:style-name="T12">33 cl – 8.5 %</text:span></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Unicode MS" svg:font-family="'Arial Unicode MS'"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1"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Arial Unicode MS1" style:font-size-asian="10.5pt" style:language-asian="zh" style:country-asian="CN" style:font-name-complex="Arial Unicode M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2835in" style:writing-mode="page"/>
      <style:text-properties style:use-window-font-color="true" style:font-name="Liberation Serif" fo:font-size="12pt" fo:language="fr" fo:country="FR" style:letter-kerning="true" style:font-name-asian="Arial Unicode MS1" style:font-size-asian="10.5pt" style:language-asian="zh" style:country-asian="CN" style:font-name-complex="Arial Unicode M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1" style:font-family-asian="'Arial Unicode MS'"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Arial Unicode MS1" style:font-family-asian="'Arial Unicode MS'"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3-19T22:46:39.643100000</meta:creation-date>
    <dc:date>2017-03-30T07:51:49.507637000</dc:date>
    <meta:editing-duration>PT5H47M47S</meta:editing-duration>
    <meta:editing-cycles>2</meta:editing-cycles>
    <meta:generator>LibreOffice/5.0.6.3$MacOSX_X86_64 LibreOffice_project/490fc03b25318460cfc54456516ea2519c11d1aa</meta:generator>
    <meta:document-statistic meta:table-count="0" meta:image-count="0" meta:object-count="0" meta:page-count="1" meta:paragraph-count="11" meta:word-count="319" meta:character-count="2054" meta:non-whitespace-character-count="1732"/>
  </office:meta>
</office:document-meta>
</file>